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4e55"/>
    </style:style>
    <style:style style:name="P2" style:family="paragraph" style:parent-style-name="Standard">
      <style:paragraph-properties fo:text-align="start" style:justify-single-word="false"/>
      <style:text-properties officeooo:paragraph-rsid="001c4e55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c4e55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4e55"/>
    </style:style>
    <style:style style:name="T1" style:family="text">
      <style:text-properties style:text-position="super 58%"/>
    </style:style>
    <style:style style:name="T2" style:family="text">
      <style:text-properties officeooo:rsid="001c4e55"/>
    </style:style>
    <style:style style:name="T3" style:family="text">
      <style:text-properties officeooo:rsid="001df1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6175419838938597132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1218140972089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218624353288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216734995004" text:continue-numbering="true" text:style-name="L1">
        <text:list-item>
          <text:p text:style-name="P4">You <text:span text:style-name="T3">are</text:span> in a spaceship hovering (not orbiting) above the planet Neptune, at an altitude of 125,000,000 m. <text:s/>If you spaceship weighs 2 million kilograms, what is the force Neptune's gravity on you<text:span text:style-name="T2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41218761957854" text:continue-numbering="true" text:style-name="L1">
        <text:list-item>
          <text:p text:style-name="P4">Beauford, who has a mass of 125 kg, <text:s/>is sitting 1 meter away from his true love, Beaulah, who has a mass of 1<text:span text:style-name="T2">5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218330901251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217983091459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217205089675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218609141750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4:12:16.523759993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989299910</meta:creation-date>
    <meta:editing-duration>PT3M35S</meta:editing-duration>
    <meta:editing-cycles>4</meta:editing-cycles>
    <meta:generator>LibreOffice/4.3.7.2$Linux_X86_64 LibreOffice_project/430$Build-2</meta:generator>
    <dc:date>2016-08-19T14:12:16.394207831</dc:date>
    <meta:document-statistic meta:table-count="1" meta:image-count="2" meta:object-count="0" meta:page-count="2" meta:paragraph-count="48" meta:word-count="324" meta:character-count="1734" meta:non-whitespace-character-count="1425"/>
  </office:meta>
</office:document-meta>
</file>